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0000000F0556628A9F16DA8C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ItalicT" svg:font-family="ItalicT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1252in"/>
          <style:tab-stop style:position="3in" style:type="center"/>
          <style:tab-stop style:position="6in" style:type="right"/>
        </style:tab-stops>
      </style:paragraph-properties>
      <style:text-properties officeooo:paragraph-rsid="001265d8"/>
    </style:style>
    <style:style style:name="P2" style:family="paragraph" style:parent-style-name="Standard">
      <style:paragraph-properties fo:line-height="115%"/>
      <style:text-properties style:font-name="ItalicT" fo:font-size="13pt" officeooo:rsid="0006096e" style:font-size-asian="13pt" style:font-size-complex="13pt"/>
    </style:style>
    <style:style style:name="P3" style:family="paragraph" style:parent-style-name="Standard">
      <style:paragraph-properties fo:line-height="115%"/>
      <style:text-properties style:font-name="ItalicT" fo:font-size="13pt" officeooo:rsid="0006096e" officeooo:paragraph-rsid="0006096e" style:font-size-asian="13pt" style:font-size-complex="13pt"/>
    </style:style>
    <style:style style:name="P4" style:family="paragraph" style:parent-style-name="Standard">
      <style:paragraph-properties fo:line-height="115%"/>
      <style:text-properties style:font-name="ItalicT" fo:font-size="13pt" officeooo:rsid="001200a3" officeooo:paragraph-rsid="0006096e" style:font-size-asian="13pt" style:font-size-complex="13pt"/>
    </style:style>
    <style:style style:name="P5" style:family="paragraph" style:parent-style-name="Standard">
      <style:paragraph-properties fo:line-height="115%"/>
      <style:text-properties style:font-name="ItalicT" fo:font-size="13pt" fo:font-weight="bold" officeooo:rsid="0006096e" officeooo:paragraph-rsid="000906e9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15%"/>
      <style:text-properties style:font-name="ItalicT" fo:font-size="13pt" fo:font-weight="bold" officeooo:rsid="0006096e" officeooo:paragraph-rsid="0006096e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15%"/>
      <style:text-properties style:font-name="ItalicT" fo:font-size="13pt" fo:font-weight="bold" officeooo:rsid="001200a3" officeooo:paragraph-rsid="001200a3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15%"/>
      <style:text-properties style:font-name="ItalicT" fo:font-size="13pt" fo:font-weight="normal" officeooo:rsid="000a8448" officeooo:paragraph-rsid="000a8448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line-height="115%"/>
      <style:text-properties style:font-name="ItalicT" officeooo:rsid="0006096e" officeooo:paragraph-rsid="0006096e"/>
    </style:style>
    <style:style style:name="P10" style:family="paragraph" style:parent-style-name="Standard">
      <style:paragraph-properties fo:line-height="115%"/>
      <style:text-properties style:font-name="ItalicT" officeooo:rsid="0006096e" officeooo:paragraph-rsid="000906e9"/>
    </style:style>
    <style:style style:name="P11" style:family="paragraph" style:parent-style-name="Standard">
      <style:paragraph-properties fo:line-height="115%"/>
      <style:text-properties style:font-name="ItalicT" fo:font-weight="bold" officeooo:rsid="0006096e" officeooo:paragraph-rsid="0006096e" style:font-weight-asian="bold" style:font-weight-complex="bold"/>
    </style:style>
    <style:style style:name="P12" style:family="paragraph" style:parent-style-name="Standard">
      <style:paragraph-properties fo:line-height="115%"/>
      <style:text-properties style:font-name="ItalicT" fo:font-weight="bold" officeooo:rsid="0006096e" officeooo:paragraph-rsid="000ee402" style:font-weight-asian="bold" style:font-weight-complex="bold"/>
    </style:style>
    <style:style style:name="P13" style:family="paragraph" style:parent-style-name="Heading_20_1">
      <style:paragraph-properties fo:line-height="115%"/>
      <style:text-properties style:font-name="ItalicT" officeooo:paragraph-rsid="000ba3f9"/>
    </style:style>
    <style:style style:name="P14" style:family="paragraph" style:parent-style-name="Text_20_body">
      <style:paragraph-properties fo:line-height="115%"/>
      <style:text-properties officeooo:paragraph-rsid="000ba3f9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906e9" style:font-size-asian="13pt" style:font-size-complex="13pt"/>
    </style:style>
    <style:style style:name="T3" style:family="text">
      <style:text-properties fo:font-size="13pt" officeooo:rsid="000a8448" style:font-size-asian="13pt" style:font-size-complex="13pt"/>
    </style:style>
    <style:style style:name="T4" style:family="text">
      <style:text-properties fo:font-size="13pt" officeooo:rsid="000d41a5" style:font-size-asian="13pt" style:font-size-complex="13pt"/>
    </style:style>
    <style:style style:name="T5" style:family="text">
      <style:text-properties fo:font-size="13pt" officeooo:rsid="00116c78" style:font-size-asian="13pt" style:font-size-complex="13pt"/>
    </style:style>
    <style:style style:name="T6" style:family="text">
      <style:text-properties fo:font-size="13pt" officeooo:rsid="000bb8ad" style:font-size-asian="13pt" style:font-size-complex="13pt"/>
    </style:style>
    <style:style style:name="T7" style:family="text">
      <style:text-properties fo:font-size="13pt" officeooo:rsid="001200a3" style:font-size-asian="13pt" style:font-size-complex="13pt"/>
    </style:style>
    <style:style style:name="T8" style:family="text">
      <style:text-properties fo:font-size="13pt" officeooo:rsid="000ee402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0906e9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a8448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0ba3f9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0bb8ad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0d41a5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0ee402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0f52ba" style:font-size-asian="13pt" style:font-weight-asian="normal" style:font-size-complex="13pt" style:font-weight-complex="normal"/>
    </style:style>
    <style:style style:name="T18" style:family="text">
      <style:text-properties fo:font-size="13pt" fo:font-weight="normal" officeooo:rsid="00116c78" style:font-size-asian="13pt" style:font-weight-asian="normal" style:font-size-complex="13pt" style:font-weight-complex="normal"/>
    </style:style>
    <style:style style:name="T19" style:family="text">
      <style:text-properties fo:font-size="13pt" fo:font-weight="normal" officeooo:rsid="001200a3" style:font-size-asian="13pt" style:font-weight-asian="normal" style:font-size-complex="13pt" style:font-weight-complex="normal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5pt" fo:font-weight="bold" officeooo:rsid="0006096e" style:font-size-asian="15pt" style:font-weight-asian="bold" style:font-size-complex="15pt" style:font-weight-complex="bold"/>
    </style:style>
    <style:style style:name="T22" style:family="text">
      <style:text-properties style:font-name="ItalicT" fo:font-size="13pt" fo:font-weight="bold" style:font-size-asian="13pt" style:font-weight-asian="bold" style:font-size-complex="13pt" style:font-weight-complex="bold"/>
    </style:style>
    <style:style style:name="T23" style:family="text">
      <style:text-properties style:font-name="ItalicT" fo:font-size="13pt" fo:font-weight="normal" officeooo:rsid="000906e9" style:font-size-asian="13pt" style:font-weight-asian="normal" style:font-size-complex="13pt" style:font-weight-complex="normal"/>
    </style:style>
    <style:style style:name="T24" style:family="text">
      <style:text-properties style:font-name="ItalicT" fo:font-size="13pt" fo:font-weight="normal" officeooo:rsid="000a8448" style:font-size-asian="13pt" style:font-weight-asian="normal" style:font-size-complex="13pt" style:font-weight-complex="normal"/>
    </style:style>
    <style:style style:name="T25" style:family="text">
      <style:text-properties style:font-name="ItalicT" fo:font-size="13pt" fo:font-weight="normal" officeooo:rsid="000ba3f9" style:font-size-asian="13pt" style:font-weight-asian="normal" style:font-size-complex="13pt" style:font-weight-complex="normal"/>
    </style:style>
    <style:style style:name="T26" style:family="text">
      <style:text-properties style:font-name="ItalicT" fo:font-size="13pt" fo:font-weight="normal" officeooo:rsid="000bb8ad" style:font-size-asian="13pt" style:font-weight-asian="normal" style:font-size-complex="13pt" style:font-weight-complex="normal"/>
    </style:style>
    <style:style style:name="T27" style:family="text">
      <style:text-properties style:font-name="ItalicT" fo:font-size="13pt" fo:font-weight="normal" officeooo:rsid="000f52ba" style:font-size-asian="13pt" style:font-weight-asian="normal" style:font-size-complex="13pt" style:font-weight-complex="normal"/>
    </style:style>
    <style:style style:name="T28" style:family="text">
      <style:text-properties style:font-name="ItalicT" fo:font-size="13pt" fo:font-weight="normal" officeooo:rsid="00116c78" style:font-size-asian="13pt" style:font-weight-asian="normal" style:font-size-complex="13pt" style:font-weight-complex="normal"/>
    </style:style>
    <style:style style:name="T29" style:family="text">
      <style:text-properties style:font-name="ItalicT" fo:font-size="13pt" style:font-size-asian="13pt" style:font-size-complex="13pt"/>
    </style:style>
    <style:style style:name="T30" style:family="text">
      <style:text-properties style:font-name="ItalicT" fo:font-size="13pt" officeooo:rsid="000a8448" style:font-size-asian="13pt" style:font-size-complex="13pt"/>
    </style:style>
    <style:style style:name="T31" style:family="text">
      <style:text-properties style:font-name="ItalicT" fo:font-size="13pt" officeooo:rsid="000bb8ad" style:font-size-asian="13pt" style:font-size-complex="13pt"/>
    </style:style>
    <style:style style:name="T32" style:family="text">
      <style:text-properties style:font-name="ItalicT" fo:font-size="13pt" officeooo:rsid="000d41a5" style:font-size-asian="13pt" style:font-size-complex="13pt"/>
    </style:style>
    <style:style style:name="T33" style:family="text">
      <style:text-properties style:font-name="ItalicT" fo:font-size="13pt" officeooo:rsid="00116c78" style:font-size-asian="13pt" style:font-size-complex="13pt"/>
    </style:style>
    <style:style style:name="T34" style:family="text">
      <style:text-properties style:font-name="ItalicT" fo:font-size="13pt" officeooo:rsid="001200a3" style:font-size-asian="13pt" style:font-size-complex="13pt"/>
    </style:style>
    <style:style style:name="T35" style:family="text">
      <style:text-properties fo:font-weight="normal" officeooo:rsid="000ba3f9" style:font-weight-asian="normal" style:font-weight-complex="normal"/>
    </style:style>
    <style:style style:name="T36" style:family="text">
      <style:text-properties fo:font-weight="normal" officeooo:rsid="000bb8ad" style:font-weight-asian="normal" style:font-weight-complex="normal"/>
    </style:style>
    <style:style style:name="T37" style:family="text">
      <style:text-properties fo:font-weight="normal" officeooo:rsid="001200a3" style:font-weight-asian="normal" style:font-weight-complex="normal"/>
    </style:style>
    <style:style style:name="T38" style:family="text">
      <style:text-properties style:font-name="Arial" fo:font-size="20pt" style:font-size-asian="20pt" style:font-size-complex="20pt"/>
    </style:style>
    <style:style style:name="T39" style:family="text">
      <style:text-properties style:font-name="ItalicT" fo:font-size="13pt" fo:font-weight="normal" officeooo:rsid="000bb8ad" style:font-size-asian="13pt" style:font-weight-asian="normal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9"><text:span text:style-name="T9">Name: </text:span><text:span text:style-name="T11">Jeremiah Baughman</text:span></text:p>
      <text:p text:style-name="P9"><text:span text:style-name="T11"/></text:p>
      <text:p text:style-name="P11"><text:span text:style-name="T1">Years on team:</text:span><text:span text:style-name="T10"> </text:span><text:span text:style-name="T15">First year.</text:span></text:p>
      <text:p text:style-name="P3"/>
      <text:p text:style-name="P11"><text:span text:style-name="T1">Job on team: </text:span><text:span text:style-name="T15">Hardware.</text:span></text:p>
      <text:p text:style-name="P3"/>
      <text:p text:style-name="P10"><text:span text:style-name="T9">Interesting Facts:</text:span><text:span text:style-name="T1"> </text:span><text:span text:style-name="T4">I</text:span><text:span text:style-name="T5">'</text:span><text:span text:style-name="T6">m from a blended family. </text:span><text:span text:style-name="T4">I love playing video games. I</text:span><text:span text:style-name="T5">'</text:span><text:span text:style-name="T4">m learning American sign Language (ASL). I enjoy comedy. I like videos from YouTube. </text:span></text:p>
      <text:p text:style-name="P5"/>
      <text:p text:style-name="P5"/>
      <text:p text:style-name="P10"><text:span text:style-name="T9">Name: </text:span><text:span text:style-name="T11">Scott Kidman</text:span></text:p>
      <text:p text:style-name="P3"/>
      <text:p text:style-name="P11"><text:span text:style-name="T1">Years on team: </text:span><text:span text:style-name="T14">2 years.</text:span></text:p>
      <text:p text:style-name="P3"/>
      <text:p text:style-name="P11"><text:span text:style-name="T1">Job on team:</text:span><text:span text:style-name="T10"> </text:span><text:span text:style-name="T14">Hardware construction and deign. </text:span></text:p>
      <text:p text:style-name="P3"/>
      <text:p text:style-name="P11"><text:span text:style-name="T1">Interesting Facts:</text:span><text:span text:style-name="T10"> </text:span><text:span text:style-name="T14">I am the tallest in the garage. I am good at </text:span><text:span text:style-name="T15">riding a motorcycles/dirt-bikes. I enjoy S.T.E.M and robotics.</text:span></text:p>
      <text:p text:style-name="P11"><text:span text:style-name="T15"/></text:p>
      <text:p text:style-name="P11"><text:span text:style-name="T15"/></text:p>
      <text:p text:style-name="P9"><text:span text:style-name="T9">Name: </text:span><text:span text:style-name="T11">Joe Baughman</text:span></text:p>
      <text:p text:style-name="P6"/>
      <text:p text:style-name="P6">Years on team: <text:span text:style-name="T35">First year.</text:span></text:p>
      <text:p text:style-name="P6"><text:soft-page-break/></text:p>
      <text:p text:style-name="P6">Job on team: <text:span text:style-name="T35">Hardware and notebook.</text:span></text:p>
      <text:p text:style-name="P6"/>
      <text:p text:style-name="P6">Interesting Facts: <text:span text:style-name="T35">I</text:span><text:span text:style-name="T37">'</text:span><text:span text:style-name="T35">m learning American Sign Language (ASL). I am writing my own book. </text:span><text:span text:style-name="T36">I love movies. Im good at convocations. Im a self-taught art</text:span><text:span text:style-name="T37">i</text:span><text:span text:style-name="T36">st. Im from a blended family.</text:span></text:p>
      <text:p text:style-name="P7"/>
      <text:p text:style-name="P7"/>
      <text:p text:style-name="P9"><text:span text:style-name="T9">Name: </text:span><text:span text:style-name="T11">Luke McMillan</text:span></text:p>
      <text:p text:style-name="P6"/>
      <text:p text:style-name="P11"><text:span text:style-name="T1">Years on team: </text:span><text:span text:style-name="T12">2 years.</text:span></text:p>
      <text:p text:style-name="P6"/>
      <text:p text:style-name="P11"><text:span text:style-name="T1">Job on team: </text:span><text:span text:style-name="T12">Software.</text:span></text:p>
      <text:p text:style-name="P6"/>
      <text:p text:style-name="P9"><text:span text:style-name="T9">Interesting Facts:</text:span><text:span text:style-name="T1"> <text:s/></text:span><text:span text:style-name="T3">I love to build weapons, I love to hunt for bones, I love monsters. I love the </text:span><text:span text:style-name="T7">L</text:span><text:span text:style-name="T3">ord Jesus Christ. I am a HUGGGEEEE </text:span><text:span text:style-name="T7">B</text:span><text:span text:style-name="T3">atman/Zelda fan. </text:span><text:span text:style-name="T12">And yes ladies I am SINGLE(;</text:span></text:p>
      <text:p text:style-name="P6"/>
      <text:p text:style-name="P6"/>
      <text:p text:style-name="P10"><text:span text:style-name="T9">Name: </text:span><text:span text:style-name="T11">Immanuel Lawhon</text:span></text:p>
      <text:p text:style-name="P6"/>
      <text:p text:style-name="P11"><text:span text:style-name="T1">Years on team:</text:span><text:span text:style-name="T2"> </text:span><text:span text:style-name="T12">4/12 months/first year woot woot.</text:span></text:p>
      <text:p text:style-name="P6"/>
      <text:p text:style-name="P11"><text:span text:style-name="T1">Job on team: </text:span><text:span text:style-name="T11">Software (Primary), Notebook (Secon</text:span><text:span text:style-name="T12">da</text:span><text:span text:style-name="T11">ry), Hardware (Tertiary) </text:span><text:span text:style-name="T12">Yep I'm Smort Laugh out loud.</text:span></text:p>
      <text:p text:style-name="P6"><text:soft-page-break/></text:p>
      <text:p text:style-name="P11"><text:span text:style-name="T1">Interesting Facts: </text:span><text:span text:style-name="T12">I play hockey on my free time along with piano and other instruments. And I'm a </text:span><text:span text:style-name="T17">vanilla covered chocolate</text:span><text:span text:style-name="T12"> </text:span><text:span text:style-name="T17">bar </text:span><text:span text:style-name="T12">which means I'm blonde but as smart as a brunette.</text:span></text:p>
      <text:p text:style-name="P7"/>
      <text:p text:style-name="P7"/>
      <text:p text:style-name="P9"><text:span text:style-name="T9">Name: </text:span><text:span text:style-name="T11">Kayla Bachtelle</text:span></text:p>
      <text:p text:style-name="P6"/>
      <text:p text:style-name="P11"><text:span text:style-name="T1">Years on team: </text:span><text:span text:style-name="T12">Two Years.</text:span></text:p>
      <text:p text:style-name="P6"/>
      <text:p text:style-name="P11"><text:span text:style-name="T1">Job on team: </text:span><text:span text:style-name="T12">Lead Software.</text:span></text:p>
      <text:p text:style-name="P6"/>
      <text:p text:style-name="P11"><text:span text:style-name="T1">Interesting </text:span><text:span text:style-name="T10">Facts: </text:span><text:span text:style-name="T12">I'm a female.</text:span></text:p>
      <text:p text:style-name="P8">FE = iron</text:p>
      <text:p text:style-name="P8">Male = man</text:p>
      <text:p text:style-name="P8">Therefore I am Iron Man.</text:p>
      <text:p text:style-name="P3"/>
      <text:p text:style-name="P3"/>
      <text:p text:style-name="P9"><text:span text:style-name="T9">Name: </text:span><text:span text:style-name="T11">Cierra Bachtelle</text:span></text:p>
      <text:p text:style-name="P6"/>
      <text:p text:style-name="P11"><text:span text:style-name="T1">Years on team: </text:span><text:span text:style-name="T12">2 years.</text:span></text:p>
      <text:p text:style-name="P6"/>
      <text:p text:style-name="P11"><text:span text:style-name="T1">Job on team:</text:span><text:span text:style-name="T10"> </text:span><text:span text:style-name="T13">Head of notebook</text:span></text:p>
      <text:p text:style-name="P6"/>
      <text:h text:style-name="P13" text:outline-level="1"><text:soft-page-break/><text:span text:style-name="T1">Interesting Facts: </text:span><text:span text:style-name="T13">I know American sign Lagrange </text:span><text:span text:style-name="T14">(ASL). </text:span><text:span text:style-name="T18">Jesus Christ is my rock </text:span><text:span text:style-name="T19">and </text:span><text:span text:style-name="T18">savior </text:span><text:span text:style-name="T14">I love people. I'm the </text:span><text:span text:style-name="T17">weirdest</text:span><text:span text:style-name="T14"> person EVERRR!!!! NO I'm older then my sister Kayla!!!!!!! Whats up baby cakes? LOL. I LOVES TO CUDDLE!!!!!!</text:span></text:h>
      <text:p text:style-name="P14"><text:span text:style-name="T26"/></text:p>
      <text:p text:style-name="P6"/>
      <text:p text:style-name="P9"><text:span text:style-name="T9">Name: </text:span><text:span text:style-name="T11">Tim Bloot</text:span></text:p>
      <text:p text:style-name="P6"/>
      <text:p text:style-name="P11"><text:span text:style-name="T1">Years on team: </text:span><text:span text:style-name="T16">3 years on the team, 4 years involved in First Tech Challenge</text:span></text:p>
      <text:p text:style-name="P6"/>
      <text:p text:style-name="P12"><text:span text:style-name="T1">Job on team: </text:span><text:span text:style-name="T19">Team Captain and </text:span><text:span text:style-name="T16">organizer. </text:span></text:p>
      <text:p text:style-name="P6"/>
      <text:p text:style-name="P11"><text:span text:style-name="T1">Interesting Facts: </text:span><text:span text:style-name="T16">I am Dutch, Oranje for life! I am an I.T. intern at my school, and have been on a team that sent an experiment to the International Space Station. My hobbies include building computers, sailing, and ATV riding. Lockheed is my dream company, and I love the cold.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ItalicT" svg:font-family="ItalicT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0.1252in"/>
          <style:tab-stop style:position="3in" style:type="center"/>
          <style:tab-stop style:position="6in" style:type="right"/>
        </style:tab-stops>
      </style:paragraph-properties>
      <style:text-properties officeooo:paragraph-rsid="001265d8"/>
    </style:style>
    <style:style style:name="MT1" style:family="text">
      <style:text-properties style:font-name="Arial" fo:font-size="20pt" style:font-size-asian="20pt" style:font-size-complex="2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452<text:tab/></text:span><text:span text:style-name="MT1"><draw:frame draw:style-name="Mfr1" draw:name="Picture 1" text:anchor-type="as-char" svg:width="0.5138in" svg:height="0.5138in" draw:z-index="1"><draw:image xlink:href="Pictures/10000000000000F0000000F0556628A9F16DA8C1.jpg" xlink:type="simple" xlink:show="embed" xlink:actuate="onLoad"/><svg:desc>OSX:Users:Timm-e:Documents:phi_robotics:PHI Logo.jpg</svg:desc></draw:frame></text:span><text:span text:style-name="MT1"> <text:s/>PHI Alpha <text:s/></text:span><text:span text:style-name="MT1"><draw:frame draw:style-name="Mfr1" draw:name="Picture 2" text:anchor-type="as-char" svg:width="0.5138in" svg:height="0.5138in" draw:z-index="5"><draw:image xlink:href="Pictures/10000000000000F0000000F0556628A9F16DA8C1.jpg" xlink:type="simple" xlink:show="embed" xlink:actuate="onLoad"/><svg:desc>OSX:Users:Timm-e:Documents:phi_robotics:PHI Logo.jpg</svg:desc></draw:frame></text:span><text:span text:style-name="MT1"><text:tab/>4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8:32:58.589000000</meta:creation-date>
    <dc:date>2016-01-21T16:24:24.391000000</dc:date>
    <meta:editing-duration>PT32M22S</meta:editing-duration>
    <meta:editing-cycles>4</meta:editing-cycles>
    <meta:generator>LibreOffice/5.0.4.2$Windows_x86 LibreOffice_project/2b9802c1994aa0b7dc6079e128979269cf95bc78</meta:generator>
    <meta:document-statistic meta:table-count="0" meta:image-count="2" meta:object-count="0" meta:page-count="4" meta:paragraph-count="36" meta:word-count="383" meta:character-count="2185" meta:non-whitespace-character-count="1830"/>
  </office:meta>
</office:document-meta>
</file>